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178faa"/>
    </style:style>
    <style:style style:name="P2" style:family="paragraph" style:parent-style-name="Heading_20_2">
      <style:paragraph-properties fo:margin-left="0cm" fo:margin-right="0cm" fo:margin-top="0cm" fo:margin-bottom="0.318cm" style:contextual-spacing="false" fo:line-height="120%" fo:orphans="2" fo:widows="2" fo:text-indent="0cm" style:auto-text-indent="false" fo:padding="0cm" fo:border="none"/>
      <style:text-properties fo:font-variant="normal" fo:text-transform="none" fo:color="#555555" style:font-name="Roboto" fo:font-size="16pt" fo:letter-spacing="normal" fo:font-style="normal" fo:font-weight="bold" officeooo:paragraph-rsid="00178fa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178faa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iberation Serif" fo:font-size="12pt" officeooo:paragraph-rsid="00178faa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officeooo:paragraph-rsid="00178faa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erif" officeooo:paragraph-rsid="00178faa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1pt" officeooo:paragraph-rsid="00178faa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color="#999966" style:font-name="Liberation Serif" fo:font-size="12pt" officeooo:paragraph-rsid="00178faa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999966" style:font-name="Liberation Serif" fo:font-size="11pt" officeooo:paragraph-rsid="00178faa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999966" style:font-name="Liberation Serif" officeooo:paragraph-rsid="00178faa"/>
    </style:style>
    <style:style style:name="P11" style:family="paragraph" style:parent-style-name="Standard">
      <style:text-properties fo:font-size="16pt" fo:font-weight="bold" officeooo:paragraph-rsid="00178faa" style:font-size-asian="16pt" style:font-weight-asian="bold" style:font-size-complex="16pt" style:font-weight-complex="bold"/>
    </style:style>
    <style:style style:name="P12" style:family="paragraph" style:parent-style-name="Standard">
      <style:text-properties fo:font-variant="normal" fo:text-transform="none" fo:color="#999966" style:font-name="Liberation Serif" fo:font-size="12pt" fo:letter-spacing="normal" fo:font-style="normal" fo:font-weight="normal" officeooo:rsid="0011d2e1" officeooo:paragraph-rsid="00178faa"/>
    </style:style>
    <style:style style:name="P13" style:family="paragraph" style:parent-style-name="Standard">
      <style:text-properties fo:font-variant="normal" fo:text-transform="none" fo:color="#999966" style:font-name="Liberation Serif" fo:font-size="12pt" fo:letter-spacing="normal" fo:font-style="normal" fo:font-weight="normal" officeooo:rsid="0013c9f8" officeooo:paragraph-rsid="00178faa"/>
    </style:style>
    <style:style style:name="P14" style:family="paragraph" style:parent-style-name="Standard">
      <style:text-properties fo:font-variant="normal" fo:text-transform="none" fo:color="#999966" style:font-name="Liberation Serif" fo:font-size="11pt" fo:letter-spacing="normal" fo:font-style="normal" fo:font-weight="normal" officeooo:rsid="0013c9f8" officeooo:paragraph-rsid="00178faa" style:font-size-asian="11pt" style:font-size-complex="11pt"/>
    </style:style>
    <style:style style:name="P15" style:family="paragraph" style:parent-style-name="Standard">
      <style:text-properties officeooo:paragraph-rsid="00178faa"/>
    </style:style>
    <style:style style:name="P16" style:family="paragraph" style:parent-style-name="Standard">
      <style:paragraph-properties fo:text-align="justify" style:justify-single-word="false"/>
      <style:text-properties fo:color="#ff3300" style:font-name="Liberation Serif" fo:font-size="12pt" fo:font-weight="bold" officeooo:paragraph-rsid="00178faa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666633" fo:font-size="11pt" style:font-size-asian="11pt" style:font-size-complex="11pt"/>
    </style:style>
    <style:style style:name="P18" style:family="paragraph" style:parent-style-name="Heading_20_1">
      <style:paragraph-properties style:line-height-at-least="1.402cm" fo:orphans="2" fo:widows="2"/>
      <style:text-properties fo:font-variant="normal" fo:text-transform="none" fo:color="#555555" style:font-name="Roboto" fo:font-size="15pt" fo:letter-spacing="normal" fo:font-style="normal" fo:font-weight="bold" style:font-size-asian="15pt" style:font-weight-asian="bold" style:font-size-complex="15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fo:padding="0cm" fo:border="none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variant="normal" fo:text-transform="none" fo:color="#707070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fo:color="#707070" style:font-name="Liberation Serif" fo:letter-spacing="normal" fo:font-style="normal" fo:font-weight="normal"/>
    </style:style>
    <style:style style:name="T6" style:family="text">
      <style:text-properties fo:font-variant="normal" fo:text-transform="none" fo:color="#707070" style:font-name="Liberation Serif" fo:font-size="11pt" fo:letter-spacing="normal" fo:font-style="normal" fo:font-weight="normal" style:font-size-asian="11pt" style:font-size-complex="11pt"/>
    </style:style>
    <style:style style:name="T7" style:family="text">
      <style:text-properties fo:font-variant="normal" fo:text-transform="none" fo:color="#707070" style:font-name="Liberation Serif" fo:font-size="11pt" fo:letter-spacing="normal" fo:font-style="normal" fo:font-weight="bold" style:font-size-asian="11pt" style:font-weight-asian="bold" style:font-size-complex="11pt" style:font-weight-complex="bold"/>
    </style:style>
    <style:style style:name="T8" style:family="text">
      <style:text-properties fo:font-variant="normal" fo:text-transform="none" fo:color="#00193a" style:text-line-through-style="none" style:text-line-through-type="none" style:font-name="Liberation Serif" fo:font-size="12pt" fo:letter-spacing="normal" fo:font-style="normal" style:text-underline-style="none" fo:font-weight="normal" style:text-blinking="false" fo:padding="0cm" fo:border="none"/>
    </style:style>
    <style:style style:name="T9" style:family="text">
      <style:text-properties fo:font-variant="normal" fo:text-transform="none" fo:color="#00193a" style:text-line-through-style="none" style:text-line-through-type="none" style:font-name="Liberation Serif" fo:letter-spacing="normal" fo:font-style="normal" style:text-underline-style="none" fo:font-weight="normal" style:text-blinking="false" fo:padding="0cm" fo:border="none"/>
    </style:style>
    <style:style style:name="T10" style:family="text">
      <style:text-properties fo:font-variant="normal" fo:text-transform="none" fo:color="#00193a" style:text-line-through-style="none" style:text-line-through-type="none" style:font-name="Liberation Serif" fo:font-size="11pt" fo:letter-spacing="normal" fo:font-style="normal" style:text-underline-style="none" fo:font-weight="normal" style:text-blinking="false" style:font-size-asian="11pt" style:font-size-complex="11pt" fo:padding="0cm" fo:border="none"/>
    </style:style>
    <style:style style:name="T11" style:family="text">
      <style:text-properties fo:font-variant="normal" fo:text-transform="none" fo:color="#555555" style:font-name="Roboto" fo:font-size="14pt" fo:letter-spacing="normal" fo:font-style="normal" fo:font-weight="bold" officeooo:rsid="00019b0f" style:font-size-asian="14pt" style:font-weight-asian="bold" style:font-size-complex="14pt" style:font-weight-complex="bold"/>
    </style:style>
    <style:style style:name="T12" style:family="text">
      <style:text-properties fo:color="#707070"/>
    </style:style>
    <style:style style:name="T13" style:family="text">
      <style:text-properties fo:color="#707070" style:font-name="Liberation Serif"/>
    </style:style>
    <style:style style:name="T14" style:family="text">
      <style:text-properties fo:color="#707070" style:font-name="Liberation Serif" fo:font-size="12pt" style:font-size-asian="12pt" style:font-size-complex="12pt"/>
    </style:style>
    <style:style style:name="T15" style:family="text">
      <style:text-properties fo:color="#707070" style:font-name="Liberation Serif" fo:font-size="12pt" fo:font-weight="bold" style:font-size-asian="12pt" style:font-weight-asian="bold" style:font-size-complex="12pt" style:font-weight-complex="bold"/>
    </style:style>
    <style:style style:name="T16" style:family="text">
      <style:text-properties fo:color="#707070" fo:font-size="12pt" style:font-size-asian="12pt" style:font-size-complex="12pt"/>
    </style:style>
    <style:style style:name="T17" style:family="text">
      <style:text-properties fo:color="#707070" fo:font-weight="bold" style:font-weight-asian="bold" style:font-weight-complex="bold"/>
    </style:style>
    <style:style style:name="T18" style:family="text">
      <style:text-properties fo:color="#00193a" style:text-line-through-style="none" style:text-line-through-type="none" style:font-name="Liberation Serif" fo:font-size="12pt" style:text-underline-style="none" style:text-blinking="false" style:font-size-asian="12pt" style:font-size-complex="12pt" fo:padding="0cm" fo:border="none"/>
    </style:style>
    <style:style style:name="T19" style:family="text">
      <style:text-properties fo:color="#00193a" style:text-line-through-style="none" style:text-line-through-type="none" style:font-name="Liberation Serif" style:text-underline-style="none" style:text-blinking="false" fo:padding="0cm" fo:border="none"/>
    </style:style>
    <style:style style:name="T20" style:family="text">
      <style:text-properties fo:color="#00193a" style:text-line-through-style="none" style:text-line-through-type="none" fo:font-size="12pt" style:text-underline-style="none" style:text-blinking="false" style:font-size-asian="12pt" style:font-size-complex="12pt" fo:padding="0cm" fo:border="none"/>
    </style:style>
    <style:style style:name="T21" style:family="text">
      <style:text-properties fo:font-size="11pt" style:font-size-asian="11pt" style:font-size-complex="11pt"/>
    </style:style>
    <style:style style:name="T22" style:family="text">
      <style:text-properties fo:color="#999966"/>
    </style:style>
    <style:style style:name="T23" style:family="text">
      <style:text-properties fo:color="#999966" fo:font-size="11pt" style:font-size-asian="11pt" style:font-size-complex="11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ff3300"/>
    </style:style>
    <style:style style:name="T27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.132cm" style:wrap="right" style:number-wrapped-paragraphs="no-limit" style:vertical-pos="top" style:vertical-rel="paragraph-content" style:horizontal-pos="left" style:horizontal-rel="paragraph" fo:padding="0cm" fo:border="none"/>
    </style:style>
    <text:list-style style:name="L1">
      <text:list-level-style-bullet text:level="1" text:style-name="Zeichenformat" style:num-suffix="." text:bullet-char="•">
        <style:list-level-properties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Marco1" text:anchor-type="paragraph" svg:width="19.844cm" draw:z-index="0"><draw:text-box fo:min-height="0.041cm"><text:h text:style-name="P18" text:outline-level="1">Angular 4 y Datatables</text:h></draw:text-box></draw:frame><text:span text:style-name="T6">En esta entrada vamos a ver un ejemplo claro sobre el uso de </text:span><text:a xlink:type="simple" xlink:href="https://www.uno-de-piera.com/category/angular-4/" office:target-frame-name="_blank" xlink:show="new"><text:span text:style-name="T10">Angular 4</text:span></text:a><text:span text:style-name="T6"> y </text:span><text:a xlink:type="simple" xlink:href="https://datatables.net/" office:target-frame-name="_blank" xlink:show="new"><text:span text:style-name="T10">Datatables</text:span></text:a><text:span text:style-name="T6">, si no conoces Datatables, es un </text:span><text:span text:style-name="T7">plugin escrito en jQuery que nos permite crear tablas html muy dinámicas</text:span><text:span text:style-name="T6">, con </text:span><text:span text:style-name="T7">paginaciones</text:span><text:span text:style-name="T6"> </text:span><text:span text:style-name="T7">utilizando ajax</text:span><text:span text:style-name="T6">, </text:span><text:span text:style-name="T7">búsquedas, ordenación y mucho más</text:span><text:bookmark text:name="more-17600"/><text:span text:style-name="T7">.</text:span></text:p>
      <text:p text:style-name="P3"><text:span text:style-name="T6">Para utilizar Datatables vamos a utilizar </text:span><text:a xlink:type="simple" xlink:href="https://github.com/mariuszfoltak/angular2-datatable"><text:span text:style-name="T10">este package</text:span></text:a><text:span text:style-name="T6">, el cual funciona muy bien y tiene todo lo que podamos necesitar.</text:span></text:p>
      <text:h text:style-name="P1" text:outline-level="2"><text:span text:style-name="T11">Instalar Datatables en Angular 4</text:span></text:h>
      <text:p text:style-name="P5">Ten en cuenta que para el ejemplo yo voy a estar trabajando con @angular/cli utilizando un proyecto generado con el siguiente comando.</text:p>
      <text:p text:style-name="P8">ng new angular-datatables --routing</text:p>
      <text:p text:style-name="P5"/>
      <text:p text:style-name="P5">Para instalar Datatables vamos a ejecutar el siguiente comando desde la terminal.</text:p>
      <text:p text:style-name="P16">npm i -s angular2-datatable</text:p>
      <text:p text:style-name="P5"/>
      <text:p text:style-name="P5">Ahora vamos a generar un nuevo componente para poder trabajar de forma separada con Datatables, para ello vamos a ejecutar el siguiente comando.</text:p>
      <text:p text:style-name="P8">ng g c datatables-products</text:p>
      <text:p text:style-name="P5"/>
      <text:p text:style-name="P5">Abre el componente generado y añade el siguiente código.</text:p>
      <text:p text:style-name="P7"><text:span text:style-name="T22">import { Component, OnInit } from '@angular/core';</text:span></text:p>
      <text:p text:style-name="P9">import {Http} from "@angular/http";</text:p>
      <text:p text:style-name="P9"/>
      <text:p text:style-name="P9">@Component({</text:p>
      <text:p text:style-name="P9"><text:s text:c="2"/>selector: 'app-datatables-products',</text:p>
      <text:p text:style-name="P9"><text:s text:c="2"/>templateUrl: './datatables-products.component.html',</text:p>
      <text:p text:style-name="P9"><text:s text:c="2"/>styleUrls: ['./datatables-products.component.css']</text:p>
      <text:p text:style-name="P9">})</text:p>
      <text:p text:style-name="P9">export class DatatablesProductsComponent implements OnInit {</text:p>
      <text:p text:style-name="P9"/>
      <text:p text:style-name="P9"><text:s text:c="2"/>public data: any[];</text:p>
      <text:p text:style-name="P9"><text:s text:c="2"/>public filterQuery = "";</text:p>
      <text:p text:style-name="P9"><text:s text:c="2"/>public rowsOnPage = 5;</text:p>
      <text:p text:style-name="P9"><text:s text:c="2"/>public sortBy = "email";</text:p>
      <text:p text:style-name="P9"><text:s text:c="2"/>public sortOrder = "asc";</text:p>
      <text:p text:style-name="P9"/>
      <text:p text:style-name="P9"><text:s text:c="2"/>constructor(private <text:span text:style-name="T25">_http</text:span>: Http) { }</text:p>
      <text:p text:style-name="P9"/>
      <text:p text:style-name="P9"><text:s text:c="2"/>ngOnInit(): void {</text:p>
      <text:p text:style-name="P9"><text:s text:c="4"/>this.<text:span text:style-name="T25">_http</text:span>.get("assets/data.json")</text:p>
      <text:p text:style-name="P9"><text:s text:c="6"/>.subscribe((data)=&gt; {</text:p>
      <text:p text:style-name="P9"><text:s text:c="8"/>setTimeout(()=&gt; {</text:p>
      <text:p text:style-name="P9"><text:s text:c="10"/>this.data = data.json();</text:p>
      <text:p text:style-name="P9"><text:s text:c="8"/>}, 2000);</text:p>
      <text:p text:style-name="P9"><text:s text:c="6"/>});</text:p>
      <text:p text:style-name="P9"><text:s text:c="2"/>}</text:p>
      <text:p text:style-name="P9">}</text:p>
      <text:p text:style-name="P5"/>
      <text:p text:style-name="P3"><text:soft-page-break/><text:span text:style-name="T14">Lo único que hacemos es definir algunas propiedades de la clase para utilizar con Datatables y hacer una </text:span><text:span text:style-name="T15">petición http </text:span><text:span text:style-name="T14">en el hook ngOnInit a un archivo </text:span><text:span text:style-name="T15">data.json</text:span><text:span text:style-name="T14"> que puedes descargar desde </text:span><text:a xlink:type="simple" xlink:href="https://github.com/mariuszfoltak/angular2-datatable/blob/master/examples/systemjs/app/data.json" office:target-frame-name="_blank" xlink:show="new"><text:span text:style-name="T18">aquí</text:span></text:a><text:span text:style-name="T14">, recuerda </text:span><text:span text:style-name="T15">colocarlo</text:span><text:span text:style-name="T14"> en el directorio </text:span><text:span text:style-name="T15">assets</text:span><text:span text:style-name="T14">. Con esto ya tenemos disponibles tanto los datos como las variables que necesitamos para construir un ejemplo.</text:span></text:p>
      <text:p text:style-name="P5"><text:span text:style-name="T12">Abre el archivo .html de nuestro componente y añade el siguiente código, donde simplemente mostramos la información haciendo uso de los </text:span><text:span text:style-name="T27">componentes y directivas que nos ofrece el package Angular2 Datatables</text:span><text:span text:style-name="T12">.</text:span></text:p>
      <text:p text:style-name="P5"/>
      <text:p text:style-name="P9">&lt;table class="table table-striped" [mfData]="data" #mf="mfDataTable" [mfRowsOnPage]="rowsOnPage"&gt;</text:p>
      <text:p text:style-name="P9"><text:s text:c="2"/>&lt;thead&gt;</text:p>
      <text:p text:style-name="P9"><text:s text:c="2"/>&lt;tr&gt;</text:p>
      <text:p text:style-name="P9"><text:s text:c="4"/>&lt;th style="width: 20%"&gt;</text:p>
      <text:p text:style-name="P9"><text:s text:c="6"/>&lt;mfDefaultSorter by="name"&gt;Name&lt;/mfDefaultSorter&gt;</text:p>
      <text:p text:style-name="P9"><text:s text:c="4"/>&lt;/th&gt;</text:p>
      <text:p text:style-name="P9"><text:s text:c="4"/>&lt;th style="width: 50%"&gt;</text:p>
      <text:p text:style-name="P9"><text:s text:c="6"/>&lt;mfDefaultSorter by="email"&gt;Email&lt;/mfDefaultSorter&gt;</text:p>
      <text:p text:style-name="P9"><text:s text:c="4"/>&lt;/th&gt;</text:p>
      <text:p text:style-name="P9"><text:s text:c="4"/>&lt;th style="width: 10%"&gt;</text:p>
      <text:p text:style-name="P9"><text:s text:c="6"/>&lt;mfDefaultSorter by="age"&gt;Age&lt;/mfDefaultSorter&gt;</text:p>
      <text:p text:style-name="P9"><text:s text:c="4"/>&lt;/th&gt;</text:p>
      <text:p text:style-name="P9"><text:s text:c="4"/>&lt;th style="width: 20%"&gt;</text:p>
      <text:p text:style-name="P9"><text:s text:c="6"/>&lt;mfDefaultSorter by="city"&gt;City&lt;/mfDefaultSorter&gt;</text:p>
      <text:p text:style-name="P9"><text:s text:c="4"/>&lt;/th&gt;</text:p>
      <text:p text:style-name="P9"><text:s text:c="2"/>&lt;/tr&gt;</text:p>
      <text:p text:style-name="P9"><text:s text:c="2"/>&lt;/thead&gt;</text:p>
      <text:p text:style-name="P9"><text:s text:c="2"/>&lt;tbody&gt;</text:p>
      <text:p text:style-name="P9"><text:s text:c="2"/>&lt;tr *ngFor="let item of mf.data"&gt;</text:p>
      <text:p text:style-name="P9"><text:s text:c="4"/>&lt;td&gt;{{item.name}}&lt;/td&gt;</text:p>
      <text:p text:style-name="P9"><text:s text:c="4"/>&lt;td&gt;{{item.email}}&lt;/td&gt;</text:p>
      <text:p text:style-name="P9"><text:s text:c="4"/>&lt;td class="text-right"&gt;{{item.age}}&lt;/td&gt;</text:p>
      <text:p text:style-name="P9"><text:s text:c="4"/>&lt;td&gt;{{item.city | uppercase}}&lt;/td&gt;</text:p>
      <text:p text:style-name="P9"><text:s text:c="2"/>&lt;/tr&gt;</text:p>
      <text:p text:style-name="P9"><text:s text:c="2"/>&lt;/tbody&gt;</text:p>
      <text:p text:style-name="P9"><text:s text:c="2"/>&lt;tfoot&gt;</text:p>
      <text:p text:style-name="P9"><text:s text:c="2"/>&lt;tr&gt;</text:p>
      <text:p text:style-name="P9"><text:s text:c="4"/>&lt;td colspan="4"&gt;</text:p>
      <text:p text:style-name="P9"><text:s text:c="6"/>&lt;mfBootstrapPaginator [rowsOnPageSet]="[5,10,25]"&gt;&lt;/mfBootstrapPaginator&gt;</text:p>
      <text:p text:style-name="P9"><text:s text:c="4"/>&lt;/td&gt;</text:p>
      <text:p text:style-name="P9"><text:s text:c="2"/>&lt;/tr&gt;</text:p>
      <text:p text:style-name="P9"><text:s text:c="2"/>&lt;/tfoot&gt;</text:p>
      <text:p text:style-name="P9">&lt;/table&gt;</text:p>
      <text:p text:style-name="P5"/>
      <text:p text:style-name="P5">Cómo puedes ver todo está bastante claro.</text:p>
      <text:list xml:id="list6386030045100290244" text:style-name="L1">
        <text:list-item>
          <text:p text:style-name="P4"><text:span text:style-name="T27">[mfData]=”data”</text:span>: le decimos los datos que queremos utilizar.</text:p>
        </text:list-item>
        <text:list-item>
          <text:p text:style-name="P4"><text:span text:style-name="T27">[mfRowsOnPage]=”rowsOnPage”</text:span>: resultados por página.</text:p>
        </text:list-item>
        <text:list-item>
          <text:p text:style-name="P4"><text:span text:style-name="T26">mfDefaultSorter</text:span>: columna de Datatables con ordenación.</text:p>
        </text:list-item>
        <text:list-item>
          <text:p text:style-name="P4"><text:span text:style-name="T27">mfBootstrapPaginator</text:span>: componente para representar la paginación de Datatables.</text:p>
        </text:list-item>
        <text:list-item>
          <text:p text:style-name="P4"><text:span text:style-name="T27">[rowsOnPageSet]=”[5,10,25]”</text:span>: aparte de la paginación, nos permite decir si queremos mostrar un número distinto de resultados por página.</text:p>
          <text:p text:style-name="P4"/>
        </text:list-item>
      </text:list>
      <text:p text:style-name="P11">Añadir Bootstrap a Angular 4 y Datatables</text:p>
      <text:p text:style-name="P11"><text:soft-page-break/></text:p>
      <text:p text:style-name="P3">Para conseguir un mejor aspecto para nuestras tablas, podemos añadir bootstrap directamente desde su cdn, incluso añadir un tema, para ello abre el archivo index.html de tu app y añade el siguiente código debajo del favicon.</text:p>
      <text:p text:style-name="P12"/>
      <text:p text:style-name="P14">&lt;link rel="stylesheet" href="https://maxcdn.bootstrapcdn.com/bootstrap/3.3.7/css/bootstrap.min.css"&gt;</text:p>
      <text:p text:style-name="P13"><text:span text:style-name="T21">&lt;link rel="stylesheet" href="</text:span><text:a xlink:type="simple" xlink:href="https://maxcdn.bootstrapcdn.com/bootswatch/3.3.7/flatly/bootstrap.min.css"><text:span text:style-name="T21">https://maxcdn.bootstrapcdn.com/bootswatch/3.3.7/flatly/bootstrap.min.css</text:span></text:a><text:span text:style-name="T21">"&gt;</text:span></text:p>
      <text:p text:style-name="P13"/>
      <text:p text:style-name="P15"><text:span text:style-name="T13">Si deseas cambiar el tema simplemente puedes utilizar el que más te guste de </text:span><text:a xlink:type="simple" xlink:href="https://www.bootstrapcdn.com/bootswatch/" office:target-frame-name="_blank" xlink:show="new"><text:span text:style-name="T19">esta página</text:span></text:a><text:span text:style-name="T13">.</text:span></text:p>
      <text:h text:style-name="P2" text:outline-level="2">Añadir un buscador a Datatables</text:h>
      <text:p text:style-name="P3"><text:span text:style-name="T4">Si además queremos añadir un buscador para realizar búsquedas sobre columnas de nuestras tablas, entonces debemos ejecutar primero el siguiente comando para crear un </text:span><text:a xlink:type="simple" xlink:href="https://www.uno-de-piera.com/pipes-angular2/" office:target-frame-name="_blank" xlink:show="new"><text:span text:style-name="T8">Pipe</text:span></text:a><text:span text:style-name="T4">.</text:span></text:p>
      <text:p text:style-name="P6"><text:span text:style-name="T22">ng g pipe pipes/data-filter</text:span></text:p>
      <text:p text:style-name="P6"/>
      <text:p text:style-name="P6">Ábrelo y añade el siguiente código.</text:p>
      <text:p text:style-name="P10"/>
      <text:p text:style-name="P9">import * as _ from "lodash";</text:p>
      <text:p text:style-name="P9">import {Pipe, PipeTransform} from "@angular/core";</text:p>
      <text:p text:style-name="P9"/>
      <text:p text:style-name="P9">@Pipe({</text:p>
      <text:p text:style-name="P9"><text:s text:c="2"/>name: "dataFilter"</text:p>
      <text:p text:style-name="P9">})</text:p>
      <text:p text:style-name="P9">export class DataFilterPipe implements PipeTransform {</text:p>
      <text:p text:style-name="P9"/>
      <text:p text:style-name="P9"><text:s text:c="2"/>transform(array: any[], query: string): any {</text:p>
      <text:p text:style-name="P9"><text:s text:c="4"/>if (query) {</text:p>
      <text:p text:style-name="P9"><text:s text:c="6"/>return _.filter(array, row =&gt; (row.name).toLowerCase().indexOf(query) &gt; -1);</text:p>
      <text:p text:style-name="P9"><text:s text:c="4"/>}</text:p>
      <text:p text:style-name="P9"><text:s text:c="4"/>return array;</text:p>
      <text:p text:style-name="P9"><text:s text:c="2"/>}</text:p>
      <text:p text:style-name="P9">}</text:p>
      <text:p text:style-name="P6">Para poder utilizar el Filtro que acabamos de crear vamos a modificar el código html de nuestro componente para añadir un buscador y utilizar el filtro en los datos de entrada de Datatables ([<text:span text:style-name="T26">mfData</text:span>]).</text:p>
      <text:p text:style-name="P6"/>
      <text:p text:style-name="P17">&lt;div class="col-md-12"&gt;</text:p>
      <text:p text:style-name="P17"> <text:s/>&lt;table</text:p>
      <text:p text:style-name="P17"><text:s text:c="4"/>class="table table-striped"</text:p>
      <text:p text:style-name="P17"><text:s text:c="4"/>[<text:span text:style-name="T26">mfData</text:span>]="data | dataFilter : filterQuery"</text:p>
      <text:p text:style-name="P17"><text:s text:c="4"/>#mf="mfDataTable"</text:p>
      <text:p text:style-name="P17"><text:s text:c="4"/>[mfRowsOnPage]="rowsOnPage"</text:p>
      <text:p text:style-name="P17"><text:s text:c="4"/>[(mfSortBy)]="sortBy"</text:p>
      <text:p text:style-name="P17"><text:s text:c="4"/>[(mfSortOrder)]="sortOrder"</text:p>
      <text:p text:style-name="P17"><text:s text:c="2"/>&gt;</text:p>
      <text:p text:style-name="P17"><text:s text:c="4"/>&lt;thead&gt;</text:p>
      <text:p text:style-name="P17"><text:s text:c="4"/>&lt;tr&gt;</text:p>
      <text:p text:style-name="P17"><text:s text:c="6"/>&lt;th style="width: 20%"&gt;</text:p>
      <text:p text:style-name="P17"><text:s text:c="8"/>&lt;mfDefaultSorter by="name"&gt;Name&lt;/mfDefaultSorter&gt;</text:p>
      <text:p text:style-name="P17"><text:s text:c="6"/>&lt;/th&gt;</text:p>
      <text:p text:style-name="P17"><text:s text:c="6"/>&lt;th style="width: 50%"&gt;</text:p>
      <text:p text:style-name="P17"><text:soft-page-break/><text:s text:c="8"/>&lt;mfDefaultSorter by="email"&gt;Email&lt;/mfDefaultSorter&gt;</text:p>
      <text:p text:style-name="P17"><text:s text:c="6"/>&lt;/th&gt;</text:p>
      <text:p text:style-name="P17"><text:s text:c="6"/>&lt;th style="width: 10%"&gt;</text:p>
      <text:p text:style-name="P17"><text:s text:c="8"/>&lt;mfDefaultSorter by="age"&gt;Age&lt;/mfDefaultSorter&gt;</text:p>
      <text:p text:style-name="P17"><text:s text:c="6"/>&lt;/th&gt;</text:p>
      <text:p text:style-name="P17"><text:s text:c="6"/>&lt;th style="width: 20%"&gt;</text:p>
      <text:p text:style-name="P17"><text:s text:c="8"/>&lt;mfDefaultSorter by="city"&gt;City&lt;/mfDefaultSorter&gt;</text:p>
      <text:p text:style-name="P17"><text:s text:c="6"/>&lt;/th&gt;</text:p>
      <text:p text:style-name="P17"><text:s text:c="4"/>&lt;/tr&gt;</text:p>
      <text:p text:style-name="P17"><text:s text:c="4"/>&lt;tr&gt;</text:p>
      <text:p text:style-name="P17"><text:s text:c="6"/>&lt;th colspan="5"&gt;</text:p>
      <text:p text:style-name="P17"><text:s text:c="8"/>Filter by name:</text:p>
      <text:p text:style-name="P17"><text:s text:c="8"/>&lt;input class="form-control" [(ngModel)]="filterQuery"/&gt;</text:p>
      <text:p text:style-name="P17"><text:s text:c="6"/>&lt;/th&gt;</text:p>
      <text:p text:style-name="P17"><text:s text:c="4"/>&lt;/tr&gt;</text:p>
      <text:p text:style-name="P17"><text:s text:c="4"/>&lt;/thead&gt;</text:p>
      <text:p text:style-name="P17"><text:s text:c="4"/>&lt;tbody&gt;</text:p>
      <text:p text:style-name="P17"><text:s text:c="4"/>&lt;tr *ngFor="let item of mf.data"&gt;</text:p>
      <text:p text:style-name="P17"><text:s text:c="6"/>&lt;td&gt;{{item.name}}&lt;/td&gt;</text:p>
      <text:p text:style-name="P17"><text:s text:c="6"/>&lt;td&gt;{{item.email}}&lt;/td&gt;</text:p>
      <text:p text:style-name="P17"><text:s text:c="6"/>&lt;td class="text-right"&gt;{{item.age}}&lt;/td&gt;</text:p>
      <text:p text:style-name="P17"><text:s text:c="6"/>&lt;td&gt;{{item.city | uppercase}}&lt;/td&gt;</text:p>
      <text:p text:style-name="P17"><text:s text:c="4"/>&lt;/tr&gt;</text:p>
      <text:p text:style-name="P17"><text:s text:c="4"/>&lt;/tbody&gt;</text:p>
      <text:p text:style-name="P17"><text:s text:c="4"/>&lt;tfoot&gt;</text:p>
      <text:p text:style-name="P17"><text:s text:c="4"/>&lt;tr&gt;</text:p>
      <text:p text:style-name="P17"><text:s text:c="6"/>&lt;td colspan="4"&gt;</text:p>
      <text:p text:style-name="P17"><text:s text:c="8"/>&lt;mfBootstrapPaginator [rowsOnPageSet]="[5,10,25]"&gt;&lt;/mfBootstrapPaginator&gt;</text:p>
      <text:p text:style-name="P17"><text:s text:c="6"/>&lt;/td&gt;</text:p>
      <text:p text:style-name="P17"><text:s text:c="4"/>&lt;/tr&gt;</text:p>
      <text:p text:style-name="P17"><text:s text:c="4"/>&lt;/tfoot&gt;</text:p>
      <text:p text:style-name="P17"><text:s text:c="2"/>&lt;/table&gt;</text:p>
      <text:p text:style-name="P17">&lt;/div&gt;</text:p>
      <text:p text:style-name="P6"/>
      <text:p text:style-name="P3"><text:span text:style-name="T1">Eso es todo, si le echas un ojo al último trozo de código verás que simplemente hemos hecho un par de modificaciones, ahora tenemos un ejemplo con </text:span><text:span text:style-name="Strong_20_Emphasis"><text:span text:style-name="T2">Angular 4 y Datatables</text:span></text:span><text:span text:style-name="T1"> utilizando paginación, ordenación y un buscador, espero que te resulte út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1:14:29.993888511</meta:creation-date>
    <dc:date>2017-08-30T21:54:50.978537973</dc:date>
    <meta:editing-duration>PT4M6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4" meta:paragraph-count="148" meta:word-count="723" meta:character-count="6240" meta:non-whitespace-character-count="5154"/>
  </office:meta>
</office:document-meta>
</file>